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45bb3" officeooo:paragraph-rsid="00245bb3"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45bb3" officeooo:paragraph-rsid="00245bb3" style:language-complex="ar" style:country-complex="SA"/>
    </style:style>
    <style:style style:name="P11" style:family="paragraph" style:parent-style-name="CellBody">
      <style:text-properties officeooo:rsid="003fd4d8" officeooo:paragraph-rsid="003fd4d8"/>
    </style:style>
    <style:style style:name="P12" style:family="paragraph" style:parent-style-name="Document_20_Title">
      <style:text-properties fo:language="en" fo:country="US" style:language-complex="ar" style:country-complex="SA"/>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5" style:family="paragraph" style:parent-style-name="Standard">
      <style:text-properties style:font-name="Arial" fo:language="en" fo:country="US" officeooo:paragraph-rsid="001b92ce" style:language-complex="ar" style:country-complex="SA"/>
    </style:style>
    <style:style style:name="P16" style:family="paragraph" style:parent-style-name="Standard">
      <style:text-properties style:font-name="Arial" fo:language="en" fo:country="US" officeooo:rsid="001febee" officeooo:paragraph-rsid="001b92ce"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Body">
      <style:text-properties officeooo:paragraph-rsid="001b92ce"/>
    </style:style>
    <style:style style:name="P19" style:family="paragraph" style:parent-style-name="Body">
      <style:text-properties fo:color="#ff0000" fo:language="en" fo:country="US" fo:font-style="italic" style:font-style-asian="italic" style:language-complex="ar" style:country-complex="SA"/>
    </style:style>
    <style:style style:name="P20"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text-properties fo:language="en" fo:country="US" officeooo:rsid="001febee" officeooo:paragraph-rsid="001b92ce" style:language-complex="ar" style:country-complex="SA"/>
    </style:style>
    <style:style style:name="P23"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4" style:family="paragraph" style:parent-style-name="Body">
      <style:text-properties officeooo:rsid="002fa11e" officeooo:paragraph-rsid="002fa11e"/>
    </style:style>
    <style:style style:name="P25" style:family="paragraph" style:parent-style-name="Body">
      <style:text-properties officeooo:rsid="00336055" officeooo:paragraph-rsid="00336055"/>
    </style:style>
    <style:style style:name="P26" style:family="paragraph" style:parent-style-name="Body">
      <style:text-properties officeooo:rsid="0030e555" officeooo:paragraph-rsid="002fa11e"/>
    </style:style>
    <style:style style:name="P27" style:family="paragraph" style:parent-style-name="Body">
      <style:text-properties officeooo:rsid="00b52be7" officeooo:paragraph-rsid="00b52be7"/>
    </style:style>
    <style:style style:name="P28" style:family="paragraph" style:parent-style-name="Body">
      <style:text-properties officeooo:rsid="00b762f4" officeooo:paragraph-rsid="00b762f4"/>
    </style:style>
    <style:style style:name="P2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30" style:family="paragraph" style:parent-style-name="Definition_20_Term">
      <style:text-properties fo:language="en" fo:country="US" style:language-complex="ar" style:country-complex="SA"/>
    </style:style>
    <style:style style:name="P31" style:family="paragraph" style:parent-style-name="Heading_20_1">
      <style:text-properties fo:language="en" fo:country="US" style:language-complex="ar" style:country-complex="SA"/>
    </style:style>
    <style:style style:name="P32" style:family="paragraph" style:parent-style-name="Heading_20_1">
      <style:paragraph-properties fo:break-before="page"/>
      <style:text-properties fo:language="en" fo:country="US" style:language-complex="ar" style:country-complex="SA"/>
    </style:style>
    <style:style style:name="P33" style:family="paragraph" style:parent-style-name="Body">
      <style:text-properties officeooo:rsid="00b78c27" officeooo:paragraph-rsid="00b78c27"/>
    </style:style>
    <style:style style:name="P34" style:family="paragraph" style:parent-style-name="Body" style:list-style-name="L1">
      <style:text-properties officeooo:rsid="00276083" officeooo:paragraph-rsid="00276083"/>
    </style:style>
    <style:style style:name="P35" style:family="paragraph" style:parent-style-name="Body" style:list-style-name="L1">
      <style:text-properties officeooo:rsid="00253c30" officeooo:paragraph-rsid="00276083"/>
    </style:style>
    <style:style style:name="P36" style:family="paragraph" style:parent-style-name="Body" style:list-style-name="L1">
      <style:text-properties officeooo:rsid="00253c30" officeooo:paragraph-rsid="00253c30"/>
    </style:style>
    <style:style style:name="P37" style:family="paragraph" style:parent-style-name="Body" style:list-style-name="L1">
      <style:text-properties officeooo:rsid="00253c30" officeooo:paragraph-rsid="004e9315"/>
    </style:style>
    <style:style style:name="P38" style:family="paragraph" style:parent-style-name="Body" style:list-style-name="L2">
      <style:text-properties officeooo:rsid="00253c30" officeooo:paragraph-rsid="00253c30"/>
    </style:style>
    <style:style style:name="P39" style:family="paragraph" style:parent-style-name="Body" style:list-style-name="L2">
      <style:text-properties officeooo:rsid="00253c30" officeooo:paragraph-rsid="00276083"/>
    </style:style>
    <style:style style:name="P40" style:family="paragraph" style:parent-style-name="Body" style:list-style-name="L1">
      <style:text-properties officeooo:rsid="002c1e34" officeooo:paragraph-rsid="002c1e34"/>
    </style:style>
    <style:style style:name="P41" style:family="paragraph" style:parent-style-name="Body" style:list-style-name="L1">
      <style:text-properties officeooo:rsid="004cfe04" officeooo:paragraph-rsid="004cfe04"/>
    </style:style>
    <style:style style:name="P42" style:family="paragraph" style:parent-style-name="Body" style:list-style-name="L3">
      <style:text-properties officeooo:rsid="004cfe04" officeooo:paragraph-rsid="0054c5fd"/>
    </style:style>
    <style:style style:name="P43" style:family="paragraph" style:parent-style-name="Body" style:list-style-name="L1">
      <style:text-properties officeooo:rsid="004fce92" officeooo:paragraph-rsid="004fce92"/>
    </style:style>
    <style:style style:name="P44" style:family="paragraph" style:parent-style-name="Body">
      <style:text-properties officeooo:rsid="0094bff6" officeooo:paragraph-rsid="002fa11e"/>
    </style:style>
    <style:style style:name="P45" style:family="paragraph" style:parent-style-name="Body" style:list-style-name="L2">
      <style:text-properties officeooo:paragraph-rsid="00245bb3"/>
    </style:style>
    <style:style style:name="P46" style:family="paragraph" style:parent-style-name="Body" style:list-style-name="L2">
      <style:text-properties officeooo:rsid="00245bb3" officeooo:paragraph-rsid="00245bb3"/>
    </style:style>
    <style:style style:name="P47" style:family="paragraph" style:parent-style-name="Body" style:list-style-name="L2">
      <style:text-properties officeooo:rsid="00245bb3" officeooo:paragraph-rsid="00276083"/>
    </style:style>
    <style:style style:name="P48" style:family="paragraph" style:parent-style-name="Body" style:list-style-name="L2">
      <style:text-properties officeooo:rsid="00245bb3" officeooo:paragraph-rsid="00a625ce"/>
    </style:style>
    <style:style style:name="P49" style:family="paragraph" style:parent-style-name="Body" style:list-style-name="L2">
      <style:text-properties officeooo:rsid="00612f26" officeooo:paragraph-rsid="00612f26"/>
    </style:style>
    <style:style style:name="P50" style:family="paragraph" style:parent-style-name="Body" style:list-style-name="L2">
      <style:text-properties officeooo:rsid="00260ef3" officeooo:paragraph-rsid="00260ef3"/>
    </style:style>
    <style:style style:name="P51" style:family="paragraph" style:parent-style-name="Body" style:list-style-name="L2">
      <style:text-properties officeooo:rsid="00a625ce" officeooo:paragraph-rsid="00a625ce"/>
    </style:style>
    <style:style style:name="P52" style:family="paragraph" style:parent-style-name="Body" style:list-style-name="L2">
      <style:text-properties officeooo:rsid="00a78803" officeooo:paragraph-rsid="00a78803"/>
    </style:style>
    <style:style style:name="P53" style:family="paragraph" style:parent-style-name="Body" style:list-style-name="L2">
      <style:text-properties officeooo:rsid="002c4ed8" officeooo:paragraph-rsid="002c4ed8"/>
    </style:style>
    <style:style style:name="P54" style:family="paragraph" style:parent-style-name="Body" style:list-style-name="L2">
      <style:text-properties officeooo:rsid="002ecb80" officeooo:paragraph-rsid="002ecb80"/>
    </style:style>
    <style:style style:name="P55" style:family="paragraph" style:parent-style-name="Body" style:list-style-name="L4">
      <style:text-properties officeooo:rsid="002ecb80" officeooo:paragraph-rsid="002ecb80"/>
    </style:style>
    <style:style style:name="P56" style:family="paragraph" style:parent-style-name="Body" style:list-style-name="L4">
      <style:text-properties officeooo:rsid="002ecb80" officeooo:paragraph-rsid="002fa11e"/>
    </style:style>
    <style:style style:name="P57" style:family="paragraph" style:parent-style-name="Body" style:list-style-name="L3">
      <style:text-properties officeooo:paragraph-rsid="0054c5fd"/>
    </style:style>
    <style:style style:name="P58" style:family="paragraph" style:parent-style-name="Body" style:list-style-name="L3">
      <style:text-properties officeooo:rsid="00a88e8f" officeooo:paragraph-rsid="00a88e8f"/>
    </style:style>
    <style:style style:name="P59" style:family="paragraph" style:parent-style-name="Body" style:list-style-name="L3">
      <style:text-properties officeooo:rsid="0054c5fd" officeooo:paragraph-rsid="0054c5fd"/>
    </style:style>
    <style:style style:name="P60" style:family="paragraph" style:parent-style-name="Body" style:list-style-name="L3">
      <style:text-properties officeooo:rsid="00535e9b" officeooo:paragraph-rsid="0054c5fd"/>
    </style:style>
    <style:style style:name="P61" style:family="paragraph" style:parent-style-name="Body" style:list-style-name="L4">
      <style:text-properties officeooo:rsid="002fa11e" officeooo:paragraph-rsid="008b1cba"/>
    </style:style>
    <style:style style:name="P62" style:family="paragraph" style:parent-style-name="Body" style:list-style-name="L4">
      <style:text-properties officeooo:rsid="002fa11e" officeooo:paragraph-rsid="0030e555"/>
    </style:style>
    <style:style style:name="P63" style:family="paragraph" style:parent-style-name="Body" style:list-style-name="L4">
      <style:text-properties officeooo:rsid="002fa11e" officeooo:paragraph-rsid="002fa11e"/>
    </style:style>
    <style:style style:name="P64" style:family="paragraph" style:parent-style-name="Body" style:list-style-name="L4">
      <style:text-properties officeooo:rsid="008b1cba" officeooo:paragraph-rsid="008b1cba"/>
    </style:style>
    <style:style style:name="P65" style:family="paragraph" style:parent-style-name="Body" style:list-style-name="L4">
      <style:text-properties officeooo:rsid="0030e555" officeooo:paragraph-rsid="0030e555"/>
    </style:style>
    <style:style style:name="P66" style:family="paragraph" style:parent-style-name="Body" style:list-style-name="L5">
      <style:text-properties officeooo:paragraph-rsid="007ad6a3"/>
    </style:style>
    <style:style style:name="P67" style:family="paragraph" style:parent-style-name="Body" style:list-style-name="L5">
      <style:text-properties officeooo:paragraph-rsid="009e018d"/>
    </style:style>
    <style:style style:name="P68" style:family="paragraph" style:parent-style-name="Body" style:list-style-name="L5">
      <style:text-properties officeooo:rsid="007e26a8" officeooo:paragraph-rsid="007e26a8"/>
    </style:style>
    <style:style style:name="P69" style:family="paragraph" style:parent-style-name="Body" style:list-style-name="L5">
      <style:text-properties officeooo:rsid="0099dcba" officeooo:paragraph-rsid="0099dcba"/>
    </style:style>
    <style:style style:name="P70" style:family="paragraph" style:parent-style-name="Body" style:list-style-name="L5">
      <style:text-properties officeooo:rsid="007cb5b5" officeooo:paragraph-rsid="007e26a8"/>
    </style:style>
    <style:style style:name="P71" style:family="paragraph" style:parent-style-name="Body" style:list-style-name="L5">
      <style:text-properties officeooo:rsid="007f7bc6" officeooo:paragraph-rsid="0083b88e"/>
    </style:style>
    <style:style style:name="P72" style:family="paragraph" style:parent-style-name="Body" style:list-style-name="L5">
      <style:text-properties officeooo:rsid="007f7bc6" officeooo:paragraph-rsid="007f7bc6"/>
    </style:style>
    <style:style style:name="P73" style:family="paragraph" style:parent-style-name="Body" style:list-style-name="L5">
      <style:text-properties officeooo:rsid="009d7277" officeooo:paragraph-rsid="009d7277"/>
    </style:style>
    <style:style style:name="P74" style:family="paragraph" style:parent-style-name="Body" style:list-style-name="L5">
      <style:text-properties officeooo:rsid="009d7277" officeooo:paragraph-rsid="0083b88e"/>
    </style:style>
    <style:style style:name="P75" style:family="paragraph" style:parent-style-name="Body" style:list-style-name="L5">
      <style:text-properties officeooo:rsid="0080af78" officeooo:paragraph-rsid="0080af78"/>
    </style:style>
    <style:style style:name="P76" style:family="paragraph" style:parent-style-name="Body" style:list-style-name="L5">
      <style:text-properties officeooo:rsid="0083b88e" officeooo:paragraph-rsid="0083b88e"/>
    </style:style>
    <style:style style:name="P77" style:family="paragraph" style:parent-style-name="Body" style:list-style-name="L5">
      <style:text-properties officeooo:rsid="007d6c8e" officeooo:paragraph-rsid="0083b88e"/>
    </style:style>
    <style:style style:name="P78" style:family="paragraph" style:parent-style-name="Body" style:list-style-name="L5">
      <style:text-properties officeooo:rsid="007ad6a3" officeooo:paragraph-rsid="007ad6a3"/>
    </style:style>
    <style:style style:name="P79" style:family="paragraph" style:parent-style-name="Body" style:list-style-name="L6">
      <style:text-properties officeooo:rsid="00afa9ab" officeooo:paragraph-rsid="00afa9ab"/>
    </style:style>
    <style:style style:name="P80" style:family="paragraph" style:parent-style-name="Body" style:list-style-name="L6">
      <style:text-properties officeooo:rsid="00afc7aa" officeooo:paragraph-rsid="00afc7aa"/>
    </style:style>
    <style:style style:name="P81" style:family="paragraph" style:parent-style-name="Body" style:list-style-name="L6">
      <style:text-properties officeooo:rsid="00b056a0" officeooo:paragraph-rsid="00afc7aa"/>
    </style:style>
    <style:style style:name="P82" style:family="paragraph" style:parent-style-name="Body" style:list-style-name="L6">
      <style:text-properties officeooo:rsid="00b056a0" officeooo:paragraph-rsid="00b056a0"/>
    </style:style>
    <style:style style:name="P83" style:family="paragraph" style:parent-style-name="Body" style:list-style-name="L6">
      <style:text-properties officeooo:rsid="00b056a0" officeooo:paragraph-rsid="00b81103"/>
    </style:style>
    <style:style style:name="P84" style:family="paragraph" style:parent-style-name="Body" style:list-style-name="L6">
      <style:text-properties officeooo:rsid="00b81103" officeooo:paragraph-rsid="00b989f7"/>
    </style:style>
    <style:style style:name="P85" style:family="paragraph" style:parent-style-name="Body" style:list-style-name="L6">
      <style:text-properties officeooo:rsid="00777f38" officeooo:paragraph-rsid="00b989f7"/>
    </style:style>
    <style:style style:name="P86" style:family="paragraph" style:parent-style-name="Body">
      <style:text-properties officeooo:paragraph-rsid="00bca939"/>
    </style:style>
    <style:style style:name="P87" style:family="paragraph" style:parent-style-name="Heading_20_2">
      <style:text-properties fo:language="en" fo:country="US" style:language-complex="ar" style:country-complex="SA"/>
    </style:style>
    <style:style style:name="P88" style:family="paragraph" style:parent-style-name="Heading_20_2">
      <style:text-properties fo:language="en" fo:country="US" officeooo:rsid="0021c380" officeooo:paragraph-rsid="001b92ce" style:language-complex="ar" style:country-complex="SA"/>
    </style:style>
    <style:style style:name="P89" style:family="paragraph" style:parent-style-name="Heading_20_2">
      <style:text-properties fo:language="en" fo:country="US" officeooo:rsid="001febee" officeooo:paragraph-rsid="001b92ce" style:language-complex="ar" style:country-complex="SA"/>
    </style:style>
    <style:style style:name="P90" style:family="paragraph" style:parent-style-name="Heading_20_2">
      <style:text-properties fo:language="en" fo:country="US" officeooo:paragraph-rsid="00276083" style:language-complex="ar" style:country-complex="SA"/>
    </style:style>
    <style:style style:name="P91" style:family="paragraph" style:parent-style-name="Heading_20_2">
      <style:text-properties officeooo:rsid="00245bb3" officeooo:paragraph-rsid="00245bb3"/>
    </style:style>
    <style:style style:name="P92" style:family="paragraph" style:parent-style-name="Heading_20_2">
      <style:text-properties officeooo:rsid="002ecb80" officeooo:paragraph-rsid="002ecb80"/>
    </style:style>
    <style:style style:name="P93" style:family="paragraph" style:parent-style-name="Heading_20_2">
      <style:text-properties officeooo:rsid="002fa11e" officeooo:paragraph-rsid="002fa11e"/>
    </style:style>
    <style:style style:name="P94" style:family="paragraph" style:parent-style-name="Heading_20_2">
      <style:text-properties officeooo:paragraph-rsid="00afc7aa"/>
    </style:style>
    <style:style style:name="P95" style:family="paragraph" style:parent-style-name="Abstract">
      <style:text-properties fo:language="en" fo:country="US" officeooo:rsid="00ad285c" officeooo:paragraph-rsid="00ad285c"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19f0d1" style:font-size-asian="10pt" style:font-style-asian="italic" style:font-weight-asian="normal"/>
    </style:style>
    <style:style style:name="T5" style:family="text">
      <style:text-properties fo:color="#ff0000" fo:font-style="italic" style:font-style-asian="italic"/>
    </style:style>
    <style:style style:name="T6" style:family="text">
      <style:text-properties fo:color="#ff0000" fo:font-style="italic" fo:font-weight="bold" style:font-style-asian="italic" style:font-weight-asian="bold"/>
    </style:style>
    <style:style style:name="T7" style:family="text">
      <style:text-properties fo:language="en" fo:country="US" style:language-complex="ar" style:country-complex="SA"/>
    </style:style>
    <style:style style:name="T8" style:family="text">
      <style:text-properties fo:language="en" fo:country="US" officeooo:rsid="001febee" style:language-complex="ar" style:country-complex="SA"/>
    </style:style>
    <style:style style:name="T9" style:family="text">
      <style:text-properties fo:language="en" fo:country="US" officeooo:rsid="00276083" style:language-complex="ar" style:country-complex="SA"/>
    </style:style>
    <style:style style:name="T10" style:family="text">
      <style:text-properties fo:language="en" fo:country="US" officeooo:rsid="0028e116" style:language-complex="ar" style:country-complex="SA"/>
    </style:style>
    <style:style style:name="T11" style:family="text">
      <style:text-properties fo:language="en" fo:country="US" officeooo:rsid="002a48ad" style:language-complex="ar" style:country-complex="SA"/>
    </style:style>
    <style:style style:name="T12" style:family="text">
      <style:text-properties fo:language="en" fo:country="US" officeooo:rsid="002c4ed8" style:language-complex="ar" style:country-complex="SA"/>
    </style:style>
    <style:style style:name="T13" style:family="text">
      <style:text-properties fo:language="en" fo:country="US" officeooo:rsid="0036074c" style:language-complex="ar" style:country-complex="SA"/>
    </style:style>
    <style:style style:name="T14" style:family="text">
      <style:text-properties fo:language="en" fo:country="US" officeooo:rsid="00375db9" style:language-complex="ar" style:country-complex="SA"/>
    </style:style>
    <style:style style:name="T15" style:family="text">
      <style:text-properties fo:language="en" fo:country="US" officeooo:rsid="003967b8" style:language-complex="ar" style:country-complex="SA"/>
    </style:style>
    <style:style style:name="T16" style:family="text">
      <style:text-properties fo:language="en" fo:country="US" officeooo:rsid="003b0262" style:language-complex="ar" style:country-complex="SA"/>
    </style:style>
    <style:style style:name="T17" style:family="text">
      <style:text-properties fo:language="en" fo:country="US" officeooo:rsid="003d50ea" style:language-complex="ar" style:country-complex="SA"/>
    </style:style>
    <style:style style:name="T18" style:family="text">
      <style:text-properties fo:language="en" fo:country="US" officeooo:rsid="003d5a51" style:language-complex="ar" style:country-complex="SA"/>
    </style:style>
    <style:style style:name="T19" style:family="text">
      <style:text-properties fo:language="en" fo:country="US" officeooo:rsid="003d692b" style:language-complex="ar" style:country-complex="SA"/>
    </style:style>
    <style:style style:name="T20" style:family="text">
      <style:text-properties fo:language="en" fo:country="US" officeooo:rsid="004066be" style:language-complex="ar" style:country-complex="SA"/>
    </style:style>
    <style:style style:name="T21" style:family="text">
      <style:text-properties fo:language="en" fo:country="US" officeooo:rsid="00408268" style:language-complex="ar" style:country-complex="SA"/>
    </style:style>
    <style:style style:name="T22" style:family="text">
      <style:text-properties fo:language="en" fo:country="US" officeooo:rsid="00430dee" style:language-complex="ar" style:country-complex="SA"/>
    </style:style>
    <style:style style:name="T23" style:family="text">
      <style:text-properties fo:language="en" fo:country="US" officeooo:rsid="00438152" style:language-complex="ar" style:country-complex="SA"/>
    </style:style>
    <style:style style:name="T24" style:family="text">
      <style:text-properties fo:language="en" fo:country="US" officeooo:rsid="00456d8a" style:language-complex="ar" style:country-complex="SA"/>
    </style:style>
    <style:style style:name="T25" style:family="text">
      <style:text-properties fo:language="en" fo:country="US" officeooo:rsid="0045961f" style:language-complex="ar" style:country-complex="SA"/>
    </style:style>
    <style:style style:name="T26" style:family="text">
      <style:text-properties fo:language="en" fo:country="US" officeooo:rsid="00474fb4" style:language-complex="ar" style:country-complex="SA"/>
    </style:style>
    <style:style style:name="T27" style:family="text">
      <style:text-properties fo:language="en" fo:country="US" officeooo:rsid="004bab7f" style:language-complex="ar" style:country-complex="SA"/>
    </style:style>
    <style:style style:name="T28" style:family="text">
      <style:text-properties fo:language="en" fo:country="US" officeooo:rsid="004e9315" style:language-complex="ar" style:country-complex="SA"/>
    </style:style>
    <style:style style:name="T29" style:family="text">
      <style:text-properties fo:language="en" fo:country="US" officeooo:rsid="0051b81c" style:language-complex="ar" style:country-complex="SA"/>
    </style:style>
    <style:style style:name="T30" style:family="text">
      <style:text-properties fo:language="en" fo:country="US" officeooo:rsid="005e8732" style:language-complex="ar" style:country-complex="SA"/>
    </style:style>
    <style:style style:name="T31" style:family="text">
      <style:text-properties fo:language="en" fo:country="US" officeooo:rsid="00629598" style:language-complex="ar" style:country-complex="SA"/>
    </style:style>
    <style:style style:name="T32" style:family="text">
      <style:text-properties fo:language="en" fo:country="US" officeooo:rsid="006563b7" style:language-complex="ar" style:country-complex="SA"/>
    </style:style>
    <style:style style:name="T33" style:family="text">
      <style:text-properties fo:language="en" fo:country="US" officeooo:rsid="006a5550" style:language-complex="ar" style:country-complex="SA"/>
    </style:style>
    <style:style style:name="T34" style:family="text">
      <style:text-properties fo:language="en" fo:country="US" officeooo:rsid="0078c513" style:language-complex="ar" style:country-complex="SA"/>
    </style:style>
    <style:style style:name="T35" style:family="text">
      <style:text-properties fo:language="en" fo:country="US" officeooo:rsid="00965578" style:language-complex="ar" style:country-complex="SA"/>
    </style:style>
    <style:style style:name="T36" style:family="text">
      <style:text-properties fo:language="en" fo:country="US" officeooo:rsid="00a8e351" style:language-complex="ar" style:country-complex="SA"/>
    </style:style>
    <style:style style:name="T37" style:family="text">
      <style:text-properties fo:language="en" fo:country="US" officeooo:rsid="00ac113c" style:language-complex="ar" style:country-complex="SA"/>
    </style:style>
    <style:style style:name="T38" style:family="text">
      <style:text-properties fo:language="en" fo:country="US" fo:font-weight="bold" style:font-weight-asian="bold" style:language-complex="ar" style:country-complex="SA" style:font-weight-complex="bold"/>
    </style:style>
    <style:style style:name="T39" style:family="text">
      <style:text-properties fo:language="en" fo:country="US" fo:font-weight="bold" officeooo:rsid="00276083" style:font-weight-asian="bold" style:language-complex="ar" style:country-complex="SA" style:font-weight-complex="bold"/>
    </style:style>
    <style:style style:name="T40" style:family="text">
      <style:text-properties fo:language="en" fo:country="US" fo:font-weight="bold" officeooo:rsid="0028e116" style:font-weight-asian="bold" style:language-complex="ar" style:country-complex="SA" style:font-weight-complex="bold"/>
    </style:style>
    <style:style style:name="T41" style:family="text">
      <style:text-properties fo:language="en" fo:country="US" fo:font-weight="bold" officeooo:rsid="002c4ed8" style:font-weight-asian="bold" style:language-complex="ar" style:country-complex="SA" style:font-weight-complex="bold"/>
    </style:style>
    <style:style style:name="T42" style:family="text">
      <style:text-properties fo:language="en" fo:country="US" fo:font-weight="bold" officeooo:rsid="004bab7f" style:font-weight-asian="bold" style:language-complex="ar" style:country-complex="SA" style:font-weight-complex="bold"/>
    </style:style>
    <style:style style:name="T43" style:family="text">
      <style:text-properties fo:language="en" fo:country="US" fo:font-weight="bold" officeooo:rsid="004e9315" style:font-weight-asian="bold" style:language-complex="ar" style:country-complex="SA" style:font-weight-complex="bold"/>
    </style:style>
    <style:style style:name="T44" style:family="text">
      <style:text-properties fo:language="en" fo:country="US" fo:font-weight="bold" officeooo:rsid="00a5b711" style:font-weight-asian="bold" style:font-weight-complex="bold"/>
    </style:style>
    <style:style style:name="T45" style:family="text">
      <style:text-properties style:font-name="Courier New"/>
    </style:style>
    <style:style style:name="T46" style:family="text">
      <style:text-properties officeooo:rsid="00253c30"/>
    </style:style>
    <style:style style:name="T47" style:family="text">
      <style:text-properties officeooo:rsid="00260ef3"/>
    </style:style>
    <style:style style:name="T48" style:family="text">
      <style:text-properties officeooo:rsid="00276083"/>
    </style:style>
    <style:style style:name="T49" style:family="text">
      <style:text-properties fo:font-weight="bold" style:font-weight-asian="bold" style:font-weight-complex="bold"/>
    </style:style>
    <style:style style:name="T50" style:family="text">
      <style:text-properties fo:font-weight="bold" officeooo:rsid="0080af78" style:font-weight-asian="bold" style:font-weight-complex="bold"/>
    </style:style>
    <style:style style:name="T51" style:family="text">
      <style:text-properties fo:font-weight="bold" officeooo:rsid="00612f26" style:font-weight-asian="bold" style:font-weight-complex="bold"/>
    </style:style>
    <style:style style:name="T52" style:family="text">
      <style:text-properties fo:font-weight="bold" officeooo:rsid="00276083" style:font-weight-asian="bold" style:font-weight-complex="bold"/>
    </style:style>
    <style:style style:name="T53" style:family="text">
      <style:text-properties fo:font-weight="bold" officeooo:rsid="0054c5fd" style:font-weight-asian="bold" style:font-weight-complex="bold"/>
    </style:style>
    <style:style style:name="T54" style:family="text">
      <style:text-properties fo:font-weight="bold" officeooo:rsid="004cfe04" style:font-weight-asian="bold" style:font-weight-complex="bold"/>
    </style:style>
    <style:style style:name="T55" style:family="text">
      <style:text-properties fo:font-weight="bold" officeooo:rsid="002fa11e" style:font-weight-asian="bold" style:font-weight-complex="bold"/>
    </style:style>
    <style:style style:name="T56" style:family="text">
      <style:text-properties fo:font-weight="bold" officeooo:rsid="007ad6a3" style:font-weight-asian="bold" style:font-weight-complex="bold"/>
    </style:style>
    <style:style style:name="T57" style:family="text">
      <style:text-properties fo:font-weight="bold" officeooo:rsid="007ad865" style:font-weight-asian="bold" style:font-weight-complex="bold"/>
    </style:style>
    <style:style style:name="T58" style:family="text">
      <style:text-properties fo:font-weight="bold" officeooo:rsid="007e26a8" style:font-weight-asian="bold" style:font-weight-complex="bold"/>
    </style:style>
    <style:style style:name="T59" style:family="text">
      <style:text-properties fo:font-weight="bold" officeooo:rsid="007f7bc6" style:font-weight-asian="bold" style:font-weight-complex="bold"/>
    </style:style>
    <style:style style:name="T60" style:family="text">
      <style:text-properties fo:font-weight="bold" officeooo:rsid="00245bb3" style:font-weight-asian="bold" style:font-weight-complex="bold"/>
    </style:style>
    <style:style style:name="T61" style:family="text">
      <style:text-properties fo:font-weight="bold" officeooo:rsid="00535e9b" style:font-weight-asian="bold" style:font-weight-complex="bold"/>
    </style:style>
    <style:style style:name="T62" style:family="text">
      <style:text-properties fo:font-weight="bold" officeooo:rsid="009e018d" style:font-weight-asian="bold" style:font-weight-complex="bold"/>
    </style:style>
    <style:style style:name="T63" style:family="text">
      <style:text-properties officeooo:rsid="002c4ed8"/>
    </style:style>
    <style:style style:name="T64" style:family="text">
      <style:text-properties officeooo:rsid="002ebd52"/>
    </style:style>
    <style:style style:name="T65" style:family="text">
      <style:text-properties officeooo:rsid="002fa11e"/>
    </style:style>
    <style:style style:name="T66" style:family="text">
      <style:text-properties officeooo:rsid="0030e555"/>
    </style:style>
    <style:style style:name="T67" style:family="text">
      <style:text-properties officeooo:rsid="00314bbd"/>
    </style:style>
    <style:style style:name="T68" style:family="text">
      <style:text-properties officeooo:rsid="004c42ba"/>
    </style:style>
    <style:style style:name="T69" style:family="text">
      <style:text-properties officeooo:rsid="004cfe04"/>
    </style:style>
    <style:style style:name="T70" style:family="text">
      <style:text-properties officeooo:rsid="00535e9b"/>
    </style:style>
    <style:style style:name="T71" style:family="text">
      <style:text-properties officeooo:rsid="0054c5fd"/>
    </style:style>
    <style:style style:name="T72" style:family="text">
      <style:text-properties officeooo:rsid="0056321c"/>
    </style:style>
    <style:style style:name="T73" style:family="text">
      <style:text-properties officeooo:rsid="00571a1d"/>
    </style:style>
    <style:style style:name="T74" style:family="text">
      <style:text-properties officeooo:rsid="005d7157"/>
    </style:style>
    <style:style style:name="T75" style:family="text">
      <style:text-properties officeooo:rsid="007ad865"/>
    </style:style>
    <style:style style:name="T76" style:family="text">
      <style:text-properties officeooo:rsid="007cb5b5"/>
    </style:style>
    <style:style style:name="T77" style:family="text">
      <style:text-properties officeooo:rsid="007e26a8"/>
    </style:style>
    <style:style style:name="T78" style:family="text">
      <style:text-properties officeooo:rsid="007f7bc6"/>
    </style:style>
    <style:style style:name="T79" style:family="text">
      <style:text-properties officeooo:rsid="0080af78"/>
    </style:style>
    <style:style style:name="T80" style:family="text">
      <style:text-properties officeooo:rsid="008b1cba"/>
    </style:style>
    <style:style style:name="T81" style:family="text">
      <style:text-properties officeooo:rsid="0092c5f0"/>
    </style:style>
    <style:style style:name="T82" style:family="text">
      <style:text-properties officeooo:rsid="00245bb3"/>
    </style:style>
    <style:style style:name="T83" style:family="text">
      <style:text-properties officeooo:rsid="009e018d"/>
    </style:style>
    <style:style style:name="T84" style:family="text">
      <style:text-properties officeooo:rsid="00a1dce7"/>
    </style:style>
    <style:style style:name="T85" style:family="text">
      <style:text-properties officeooo:rsid="00a20280"/>
    </style:style>
    <style:style style:name="T86" style:family="text">
      <style:text-properties officeooo:rsid="00a35a31"/>
    </style:style>
    <style:style style:name="T87" style:family="text">
      <style:text-properties officeooo:rsid="00a44a05"/>
    </style:style>
    <style:style style:name="T88" style:family="text">
      <style:text-properties officeooo:rsid="00a60beb"/>
    </style:style>
    <style:style style:name="T89" style:family="text">
      <style:text-properties officeooo:rsid="00a625ce"/>
    </style:style>
    <style:style style:name="T90" style:family="text">
      <style:text-properties officeooo:rsid="00a78803"/>
    </style:style>
    <style:style style:name="T91" style:family="text">
      <style:text-properties officeooo:rsid="00a8e351"/>
    </style:style>
    <style:style style:name="T92" style:family="text">
      <style:text-properties officeooo:rsid="00afc7aa"/>
    </style:style>
    <style:style style:name="T93" style:family="text">
      <style:text-properties officeooo:rsid="00b056a0"/>
    </style:style>
    <style:style style:name="T94" style:family="text">
      <style:text-properties officeooo:rsid="00b63601"/>
    </style:style>
    <style:style style:name="T95" style:family="text">
      <style:text-properties officeooo:rsid="00b78c27"/>
    </style:style>
    <style:style style:name="T96" style:family="text">
      <style:text-properties officeooo:rsid="00b81103"/>
    </style:style>
    <style:style style:name="T97" style:family="text">
      <style:text-properties officeooo:rsid="00b93b31"/>
    </style:style>
    <style:style style:name="T98" style:family="text">
      <style:text-properties officeooo:rsid="00bca9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2"><text:user-defined style:data-style-name="N0" text:name="RFP Title">RFP-159 Actor Runtime</text:user-defined></text:p>
      <text:p text:style-name="P12"><text:span text:style-name="T2">Draft<text:line-break/><text:line-break/></text:span><text:span text:style-name="T2"><text:page-count style:num-format="1">11</text:page-count></text:span><text:span text:style-name="T2"> Pages</text:span></text:p>
      <text:p text:style-name="P12"><text:span text:style-name="T3">Text in Red is here to help you. Delete it when you have followed the instructions. <text:line-break/>The &lt;</text:span><text:span text:style-name="T4">RFP</text:span><text:span text:style-name="T3"> Title&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text:span></text:p>
      <text:p text:style-name="P8">Abstract</text:p>
      <text:p text:style-name="P95">These are the requirements on how to add support for the Actor concurrency model to the OSGi environment. The general direction is to retain the composition of OSGi services as the basic model for creating applications, while at the same time allowing application developers to schedule concurrent execution with an actor runtime, rather than to use threads and locks. This requires that a balanced way is found to mix the blocking parts of the computation as expressed by calling services with the non-blocking parts of the computation as expressed by sending messages between actors. Each type of computation is structured around a modularity construct with different properties – bundles for the blocking and actors for the non-blocking. Perhaps the middle ground lies with a type of “actor service” which communicates through messages rather than method calls.</text:p>
      <text:p text:style-name="P20"/>
      <text:h text:style-name="P32" text:outline-level="1" text:restart-numbering="true" text:start-value="-1">Document Information</text:h>
      <text:h text:style-name="P88" text:outline-level="2">License</text:h>
      <text:p text:style-name="P23">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6">I HEREBY ACKNOWLEDGE AND AGREE TO THE TERMS AND CONDITIONS DELINEATED ABOVE.</text:p>
      <text:h text:style-name="P89"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9" text:outline-level="2">Feedback</text:h>
      <text:p text:style-name="P18"><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8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3">1 Introduction<text:tab/>4</text:p>
          <text:p text:style-name="P13">2 Application Domain<text:tab/>4</text:p>
          <text:p text:style-name="P4">2.1 Terminology + Abbreviations<text:tab/>5</text:p>
          <text:p text:style-name="P13">3 Problem Description<text:tab/>5</text:p>
          <text:p text:style-name="P13">4 Use Cases<text:tab/>5</text:p>
          <text:p text:style-name="P13">5 Requirements<text:tab/>6</text:p>
          <text:p text:style-name="P13">6 Document Support<text:tab/>6</text:p>
          <text:p text:style-name="P4">6.1 References<text:tab/>6</text:p>
          <text:p text:style-name="P4">6.2 Author’s Address<text:tab/>6</text:p>
          <text:p text:style-name="P4">6.3 End of Document<text:tab/>6</text:p>
        </text:index-body>
      </text:table-of-content>
      <text:p text:style-name="P21"><text:soft-page-break/></text:p>
      <text:h text:style-name="P87"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1"><text:span text:style-name="T45">Source code is shown in this typeface</text:span>.</text:p>
      <text:h text:style-name="P87"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1">Apr 16 2019</text:p>
          </table:table-cell>
          <table:table-cell table:style-name="Table1.C1" office:value-type="string">
            <text:p text:style-name="P11">Initial draft based largely on research in integrating Akka with OSGi services.</text:p>
          </table:table-cell>
        </table:table-row>
      </table:table>
      <text:h text:style-name="P31" text:outline-level="1">Introduction</text:h>
      <text:p text:style-name="P19">Describe the state of the RFP and explain how the RFP came into existence. Discuss any other issues that are not addressed in the following chapters.</text:p>
      <text:h text:style-name="P31" text:outline-level="1">Application Domain</text:h>
      <text:p text:style-name="P28">Today’s software needs to be highly concurrent for several reasons. On one hand concurrent programs can make efficient use of all processor cores available to them. In this way concurrent programs can scale through parallelism. This is critical since for many years now the only way to increase computational power is to add more cores or more machines rather than to make faster cores. On the other hand a lot of the software today needs to operate in real world conditions <text:span text:style-name="T95">it faces </text:span>unpredictable concurrent events coming from the environment much like humans do. These two forces combine to create the need for software that <text:span text:style-name="T95">can use efficiently all computational resources available to execute as quickly as possible reactions to concurrently occurring events.</text:span></text:p>
      <text:p text:style-name="P33"><text:soft-page-break/>One proven and effective way to build software that can handle such conditions is the Actor model of computation. On the JVM the most prominent implementation of this model is the Akka framework based on the Scala programming language. The other most prominent implementation of actors is the Erlang programming language and it’s underlying runtime.</text:p>
      <text:h text:style-name="P90" text:outline-level="2">Terminology + Abbreviations</text:h>
      <text:list xml:id="list629688975" text:style-name="L1">
        <text:list-item>
          <text:p text:style-name="P34"><text:span text:style-name="T38">Message:</text:span><text:span text:style-name="T7"> a data structure (DTO) which should be considered </text:span><text:span text:style-name="T11">immutable.</text:span></text:p>
        </text:list-item>
        <text:list-item>
          <text:p text:style-name="P35"><text:span text:style-name="T39">B</text:span><text:span text:style-name="T38">ehavior:</text:span><text:span text:style-name="T7"> </text:span><text:span text:style-name="T9">a function</text:span><text:span text:style-name="T36">al object</text:span><text:span text:style-name="T9">, which receives a message and returns a new behavior. </text:span><text:span text:style-name="T24">U</text:span><text:span text:style-name="T13">seful work is performed as side effects during </text:span><text:span text:style-name="T25">the function call</text:span><text:span text:style-name="T13">. </text:span><text:span text:style-name="T24">S</text:span><text:span text:style-name="T13">tate is passed from one behavior </text:span><text:span text:style-name="T36">function </text:span><text:span text:style-name="T16">by enclosing it in the next behavior </text:span><text:span text:style-name="T31">function</text:span><text:span text:style-name="T13">.</text:span></text:p>
        </text:list-item>
        <text:list-item>
          <text:p text:style-name="P36"><text:span text:style-name="T38">Actor:</text:span><text:span text:style-name="T7"> </text:span><text:span text:style-name="T9">a </text:span><text:span text:style-name="T20">container </text:span><text:span text:style-name="T32">that manages the sequential atomic processing of messages by an unfolding chain of <text:s/>behaviors</text:span><text:span text:style-name="T20">. </text:span><text:span text:style-name="T32">Each behavior processes one message and is replaced by the next behavior</text:span><text:span text:style-name="T30">.</text:span></text:p>
        </text:list-item>
        <text:list-item>
          <text:p text:style-name="P36"><text:span text:style-name="T38">Actor address</text:span><text:span text:style-name="T7">: </text:span><text:span text:style-name="T10">an immutable identifier of an </text:span><text:span text:style-name="T12">a</text:span><text:span text:style-name="T10">ctor. Each actor has at least one address. The only way to send a message to an actor is to sent it to it’s address. </text:span><text:span text:style-name="T12">Actors can send messages to their own address.</text:span></text:p>
        </text:list-item>
        <text:list-item>
          <text:p text:style-name="P40"><text:span text:style-name="T40">A</text:span><text:span text:style-name="T38">synchronous </text:span><text:span text:style-name="T41">message </text:span><text:span text:style-name="T38">delivery</text:span><text:span text:style-name="T7">: </text:span><text:span text:style-name="T14">sending a message does not return </text:span><text:span text:style-name="T19">a </text:span><text:span text:style-name="T14">value and does not block </text:span><text:span text:style-name="T17">behavior execution</text:span><text:span text:style-name="T14">.</text:span></text:p>
        </text:list-item>
        <text:list-item>
          <text:p text:style-name="P40"><text:span text:style-name="T40">A</text:span><text:span text:style-name="T38">t-most-once </text:span><text:span text:style-name="T41">message </text:span><text:span text:style-name="T38">delivery</text:span><text:span text:style-name="T7">: </text:span><text:span text:style-name="T15">once sent a message </text:span><text:span text:style-name="T18">can be </text:span><text:span text:style-name="T7">delivered to </text:span><text:span text:style-name="T18">the </text:span><text:span text:style-name="T23">recipient</text:span><text:span text:style-name="T18"> </text:span><text:span text:style-name="T23">zero or one time</text:span><text:span text:style-name="T7">.</text:span></text:p>
        </text:list-item>
        <text:list-item>
          <text:p text:style-name="P41"><text:span text:style-name="T42">S</text:span><text:span text:style-name="T38">upervisor</text:span><text:span text:style-name="T7">: </text:span><text:span text:style-name="T29">an actor </text:span><text:span text:style-name="T37">that decides how to handle failures in one or more other actors. Each actor has zero or one supervisor.</text:span></text:p>
        </text:list-item>
        <text:list-item>
          <text:p text:style-name="P43"><text:span text:style-name="T38">Supervisor hierarchy</text:span><text:span text:style-name="T7">: the </text:span><text:span text:style-name="T33">tree </text:span><text:span text:style-name="T7">formed by traversing the supervisor relationships between all actors.</text:span></text:p>
        </text:list-item>
        <text:list-item>
          <text:p text:style-name="P41"><text:span text:style-name="T38">Supervisor strategy:</text:span><text:span text:style-name="T7"> a function specified by the </text:span><text:span text:style-name="T37">supervisor that is called to make a decision on what to do with the failed actor. </text:span><text:span text:style-name="T28">E.g. </text:span><text:span text:style-name="T37">a return value of </text:span><text:span text:style-name="T28">“restart” </text:span><text:span text:style-name="T37">will cause the failed actor to be reset to it’s initial behavior and continue processing</text:span><text:span text:style-name="T28">.</text:span></text:p>
        </text:list-item>
        <text:list-item>
          <text:p text:style-name="P37"><text:span text:style-name="T43">Actor runtime</text:span><text:span text:style-name="T28">: </text:span><text:span text:style-name="T10">the engine which drives the </text:span><text:span text:style-name="T26">concurrent </text:span><text:span text:style-name="T10">execution </text:span><text:span text:style-name="T12">of </text:span><text:span text:style-name="T27">a large number </text:span><text:span text:style-name="T34">of</text:span><text:span text:style-name="T27"> </text:span><text:span text:style-name="T12">actors</text:span></text:p>
        </text:list-item>
      </text:list>
      <text:h text:style-name="P31" text:outline-level="1">Problem Description</text:h>
      <text:p text:style-name="P86"><text:span text:style-name="T98">As all other applications OSGi programs increasingly need to be deployed in real world conditions where the primary model of interaction is through large numbers of concurrent events coming over network interfaces or other asynchronous and unreliable channels.</text:span></text:p>
      <text:p text:style-name="P86"><text:span text:style-name="T98">Up until now we have addressed these conditions with concurrency primitives like Promises and PushStreams. These models however are functional in nature and do not model well concurrently changing state. At present we model dynamic state with services and service events. While this model has proven to be an effective way to </text:span><text:soft-page-break/><text:span text:style-name="T98">structure an application the communication between the stateful services is still done through regular method calls done on multiple threads and protected by locks. These concurrency mechanisms have proven extremely hard to get right on one machine let alone in a distributed environment. There is a need for a more robust communication mechanism between services. One alternative to blocking method calls is asynchronous message passing. Introducing this communication mechanism should complement Promises and PushStreams to give OSGi an all-round ability to handle highly concurrent loads.</text:span></text:p>
      <text:h text:style-name="P31" text:outline-level="1">Use Cases</text:h>
      <text:p text:style-name="P19">List one or more use case models that describe system functionality.</text:p>
      <text:h text:style-name="P31" text:outline-level="1">Requirements</text:h>
      <text:p text:style-name="P25">The requirements describe the minimal viable actor system. Even though a lot of requirements go beyond the core actor execution model they are nevertheless needed to implement practical actor applications. Specifically the persistence and clustering requirements are vital for fulfilling some core promises of the actor model: resilience and scalability. These <text:span text:style-name="T87">traits of the actor model are </text:span>often the only reason one would <text:span text:style-name="T87">choose</text:span> to use the actor model.</text:p>
      <text:h text:style-name="P91" text:outline-level="2">Execution model</text:h>
      <text:p text:style-name="P44">This is simply a generic actor execution model not related to OSGi</text:p>
      <text:list xml:id="list3791804139" text:style-name="L2">
        <text:list-item>
          <text:p text:style-name="P46"><text:span text:style-name="T49">E</text:span><text:span text:style-name="T51">xec</text:span>: The actor runtime must provide <text:span text:style-name="T46">at lest one address for each actor</text:span></text:p>
        </text:list-item>
        <text:list-item>
          <text:p text:style-name="P49"><text:span text:style-name="T49">Exec</text:span>: The actor runtime must store behaviors as (functional) objects in order to allow them to enclose state.</text:p>
        </text:list-item>
        <text:list-item>
          <text:p text:style-name="P50"><text:span text:style-name="T49">E</text:span><text:span text:style-name="T51">xec</text:span>: The actor runtime must guarantee that at all times an actor is associated with <text:span text:style-name="T89">exactly</text:span> one behavior</text:p>
          <text:list>
            <text:list-item>
              <text:p text:style-name="P51">This also implies an actor is atomically initialized with a behavior upon creation</text:p>
            </text:list-item>
          </text:list>
        </text:list-item>
        <text:list-item>
          <text:p text:style-name="P38"><text:span text:style-name="T51">Exec</text:span>: <text:span text:style-name="T74">An actor must have a way to access </text:span>it’s own address (self) <text:span text:style-name="T47">from it’s behavior</text:span></text:p>
        </text:list-item>
        <text:list-item>
          <text:p text:style-name="P47"><text:span text:style-name="T49">E</text:span><text:span text:style-name="T51">xec</text:span>: <text:span text:style-name="T74">An actor behavior must have a way</text:span> to send <text:span text:style-name="T46">one or more messages </text:span>to <text:span text:style-name="T74">an actor address (including “self”)</text:span>.</text:p>
        </text:list-item>
        <text:list-item>
          <text:p text:style-name="P48"><text:soft-page-break/><text:span text:style-name="T52">Exec</text:span><text:span text:style-name="T48">: The actor runtime must guarantee </text:span>asynchronous <text:span text:style-name="T63">message delivery</text:span>.</text:p>
          <text:list>
            <text:list-item>
              <text:p text:style-name="P48"><text:span text:style-name="T46">I.e.</text:span> the <text:span text:style-name="T47">behavior</text:span> co<text:span text:style-name="T46">d</text:span>e <text:span text:style-name="T46">must not block waiting for the message to be processed by the recipient.</text:span></text:p>
            </text:list-item>
          </text:list>
        </text:list-item>
        <text:list-item>
          <text:p text:style-name="P48"><text:span text:style-name="T49">E</text:span><text:span text:style-name="T53">xec</text:span>: The actor runtime must <text:span text:style-name="T63">guarantee </text:span>“at-most-once” <text:span text:style-name="T63">message delivery</text:span>.</text:p>
          <text:list>
            <text:list-item>
              <text:p text:style-name="P48"><text:span text:style-name="T64">I.e. while it is allowed for messages to not be delivered it is not allowed for the same message to be delivered twice</text:span>.</text:p>
            </text:list-item>
          </text:list>
        </text:list-item>
        <text:list-item>
          <text:p text:style-name="P39"><text:span text:style-name="T49">E</text:span><text:span text:style-name="T53">xec</text:span>: It must be possible for messages to contain addresses of actors.</text:p>
        </text:list-item>
        <text:list-item>
          <text:p text:style-name="P46"><text:span text:style-name="T49">E</text:span><text:span text:style-name="T53">xec</text:span>: <text:span text:style-name="T90">An actor must process messages in sequential atomic steps. At each step </text:span><text:span text:style-name="T21">the actor first calls it’s </text:span><text:span text:style-name="T29">current </text:span><text:span text:style-name="T21">behavior </text:span><text:span text:style-name="T22">with the </text:span><text:span text:style-name="T35">current</text:span><text:span text:style-name="T29"> </text:span><text:span text:style-name="T22">message and gets back a new behavior</text:span><text:span text:style-name="T21">. Then the actor replaces it’s </text:span><text:span text:style-name="T22">current </text:span><text:span text:style-name="T21">behavior with that new behavior.</text:span><text:span text:style-name="T22"> </text:span><text:span text:style-name="T12">I.e. </text:span><text:span text:style-name="T10">an actor maintains a continuation passing style of execution driven by messages.</text:span></text:p>
          <text:list>
            <text:list-item>
              <text:p text:style-name="P52"><text:span text:style-name="T10">T</text:span><text:span text:style-name="T7">his still allows users to have a mutable behavior object, which always returns itself, thus enabling an “object oriented” style of actor</text:span></text:p>
            </text:list-item>
          </text:list>
        </text:list-item>
        <text:list-item>
          <text:p text:style-name="P53"><text:span text:style-name="T49">E</text:span><text:span text:style-name="T53">xec</text:span>: The actor runtime must not deliver messages to a behavior which is no longer current for an actor</text:p>
        </text:list-item>
        <text:list-item>
          <text:p text:style-name="P54"><text:span text:style-name="T49">E</text:span><text:span text:style-name="T53">xec</text:span>: It must be possible for a behavior to return a value which signals no more messages should be processed. <text:span text:style-name="T90">After this happens the actor runtime must stop delivering messages to the actor and perform any post-death actions (see supervision and “death watch”) below</text:span>.</text:p>
        </text:list-item>
        <text:list-item>
          <text:p text:style-name="P45"><text:span text:style-name="T60">E</text:span><text:span text:style-name="T53">xec</text:span><text:span text:style-name="T82">: An actor behavior must have a way to create a new actor by specifying an initial behavior for that actor. The creation operation must synchronously return the address of the new actor.</text:span></text:p>
        </text:list-item>
      </text:list>
      <text:h text:style-name="Heading_20_2" text:outline-level="2">Error handling</text:h>
      <text:list xml:id="list480850992" text:style-name="L3">
        <text:list-item>
          <text:p text:style-name="P57"><text:span text:style-name="T54">Err</text:span><text:span text:style-name="T69">: Each actor must have exactly one supervisor. The supervisor is always the actor who created a given actor.</text:span></text:p>
        </text:list-item>
        <text:list-item>
          <text:p text:style-name="P58"><text:span text:style-name="T49">Err</text:span>: The supervisor is established once during actor creation and can not be changed subsequently.</text:p>
        </text:list-item>
        <text:list-item>
          <text:p text:style-name="P57"><text:span text:style-name="T61">E</text:span><text:span text:style-name="T53">rr</text:span><text:span text:style-name="T70">: There must be one root actor which has no supervisor.</text:span></text:p>
        </text:list-item>
        <text:list-item>
          <text:p text:style-name="P42"><text:span text:style-name="T49">E</text:span><text:span text:style-name="T53">rr</text:span>: <text:span text:style-name="T71">There must be a way for </text:span>a behavior to specify <text:span text:style-name="T70">a supervisor strategy function when it creates a child actor</text:span>.</text:p>
        </text:list-item>
        <text:list-item>
          <text:p text:style-name="P59"><text:span text:style-name="T49">Err</text:span>: An actor must process the errors of it’s children <text:span text:style-name="T72">sequentially </text:span>as <text:span text:style-name="T72">special </text:span>messages <text:span text:style-name="T72">within the regular message stream</text:span>. <text:span text:style-name="T73">The difference is that the error message is delivered to the parent’s supervisor strategy function rather than to the parent’s behavior</text:span>.</text:p>
        </text:list-item>
        <text:list-item>
          <text:p text:style-name="P42"><text:span text:style-name="T49">E</text:span><text:span text:style-name="T53">rr</text:span>: <text:span text:style-name="T71">The following return values from the supervisor strategy function must be supported:</text:span></text:p>
          <text:list>
            <text:list-item>
              <text:p text:style-name="P60"><text:span text:style-name="T49">resume</text:span>: the <text:span text:style-name="T72">failed</text:span> actor <text:span text:style-name="T72">retains it’s behavior. It then proceeds to process the next message.</text:span></text:p>
            </text:list-item>
            <text:list-item>
              <text:p text:style-name="P60"><text:span text:style-name="T49">reset</text:span>: the <text:span text:style-name="T72">failed</text:span> actor is reset to the behavior with which it was created. <text:span text:style-name="T72">It will then proceed to process the next message.</text:span></text:p>
            </text:list-item>
            <text:list-item>
              <text:p text:style-name="P60"><text:span text:style-name="T49">stop</text:span>: the <text:span text:style-name="T72">failed </text:span>actor is stopped. It can no longer process messages and is garbage collected.</text:p>
            </text:list-item>
            <text:list-item>
              <text:p text:style-name="P60"><text:soft-page-break/><text:span text:style-name="T49">escalate</text:span>: the <text:span text:style-name="T72">supervisor</text:span> actor <text:span text:style-name="T72">is stopped. The error is propagated to it’s supervisor</text:span>.</text:p>
            </text:list-item>
          </text:list>
        </text:list-item>
        <text:list-item>
          <text:p text:style-name="P60"><text:span text:style-name="T49">E</text:span><text:span text:style-name="T53">rr</text:span>: When a supervisor is stopped all of it’s children are stopped first.</text:p>
        </text:list-item>
      </text:list>
      <text:h text:style-name="P92" text:outline-level="2">Core capabilities</text:h>
      <text:p text:style-name="P24"><text:span text:style-name="T67">N</text:span>ot part of the core execution model, <text:span text:style-name="T67">hard or impossible to </text:span>implemented on top <text:span text:style-name="T68">of </text:span>the <text:span text:style-name="T67">core </text:span>execution model.</text:p>
      <text:list xml:id="list2683149816" text:style-name="L4">
        <text:list-item>
          <text:p text:style-name="P55"><text:span text:style-name="T55">Core</text:span><text:span text:style-name="T65">: Message ordering. Sender and receiver observe the same message order</text:span></text:p>
        </text:list-item>
        <text:list-item>
          <text:p text:style-name="P61"><text:span text:style-name="T49">C</text:span><text:span text:style-name="T56">ore</text:span>: Death watch: <text:span text:style-name="T80">an actor can register an address it has in order to receive a message signifying that the actor referenced by this address has died.</text:span></text:p>
          <text:list>
            <text:list-item>
              <text:p text:style-name="P64">This allows actors to clean invalid addresses</text:p>
            </text:list-item>
            <text:list-item>
              <text:p text:style-name="P64">This allows actors to stop when the other actor <text:span text:style-name="T88">w</text:span>as critical to their function, even though they are not it’s supervisor</text:p>
            </text:list-item>
          </text:list>
        </text:list-item>
        <text:list-item>
          <text:p text:style-name="P62"><text:span text:style-name="T49">C</text:span><text:span text:style-name="T56">ore</text:span>: Message buffering.</text:p>
        </text:list-item>
        <text:list-item>
          <text:p text:style-name="P56"><text:span text:style-name="T55">Core</text:span><text:span text:style-name="T65">: Scheduled message delivery. It must be possible for an actor to schedule one-shot or periodic delivery of a message to an arbitrary address (including “self”)</text:span></text:p>
        </text:list-item>
        <text:list-item>
          <text:p text:style-name="P56"><text:span text:style-name="T55">Core</text:span><text:span text:style-name="T65">: P</text:span>ub/<text:span text:style-name="T65">S</text:span>ub message delivery</text:p>
        </text:list-item>
        <text:list-item>
          <text:p text:style-name="P65"><text:span text:style-name="T49">C</text:span><text:span text:style-name="T56">ore</text:span> (?): Dead letters: subscribe to messages sent to addresses of dead actors</text:p>
        </text:list-item>
      </text:list>
      <text:h text:style-name="P93" text:outline-level="2">Core <text:span text:style-name="T66">patterns</text:span></text:h>
      <text:p text:style-name="P26">Can be implemented on top of the core execution model or the core capabilities.</text:p>
      <text:list xml:id="list211608579784578" text:continue-numbering="true" text:style-name="L4">
        <text:list-item>
          <text:p text:style-name="P56"><text:span text:style-name="T57">Pat</text:span><text:span text:style-name="T75">: M</text:span>essage deconstruction: <text:span text:style-name="T65">something to help with pattern matching</text:span></text:p>
        </text:list-item>
        <text:list-item>
          <text:p text:style-name="P63"><text:span text:style-name="T57">Pat</text:span>: Req/Resp message exchange</text:p>
        </text:list-item>
        <text:list-item>
          <text:p text:style-name="P62"><text:span text:style-name="T57">Pat</text:span>: “At-<text:span text:style-name="T66">least</text:span>-once” message delivery: <text:span text:style-name="T66">message equality, receiver acknowledges messages, sender tracks outgoing messages (to resend unacknowledged)</text:span></text:p>
        </text:list-item>
        <text:list-item>
          <text:p text:style-name="P62"><text:span text:style-name="T57">Pat</text:span>: “Exactly-once” message delivery: <text:span text:style-name="T66">message equality, receiver acknowledges messages, sender tracks outgoing messages (to resend unacknowledged), receiver tracks incoming messages (to ignore repeats)</text:span></text:p>
        </text:list-item>
      </text:list>
      <text:h text:style-name="Heading_20_2" text:outline-level="2"><text:span text:style-name="T76">OSGi i</text:span>ntegration</text:h>
      <text:p text:style-name="P27">In general actors should be treated <text:span text:style-name="T94">more </text:span>as a concurrency model, rather than as a universal computation<text:span text:style-name="T94">al</text:span> model. <text:span text:style-name="T94">The structure of the program is expressed as service composition. The execution flow is expressed as asynchronous message passing and/or futures. One risk is that actors can access shared mutable state through blocking calls to shared services.</text:span></text:p>
      <text:list xml:id="list679720081" text:style-name="L5">
        <text:list-item>
          <text:p text:style-name="P68"><text:span text:style-name="T49">Int</text:span>: As a general rule all communication from the external world to the actor system <text:span text:style-name="T49">must</text:span> be asynchronous.</text:p>
          <text:list>
            <text:list-item>
              <text:p text:style-name="P69"><text:soft-page-break/>In practice this means it is done by sending messages to the actor system to addresses that the actor system can <text:span text:style-name="T84">export to the outside.</text:span></text:p>
            </text:list-item>
          </text:list>
        </text:list-item>
        <text:list-item>
          <text:p text:style-name="P68"><text:span text:style-name="T49">Int</text:span>: As a general rule all communication from the actor system to the external world <text:span text:style-name="T44">should</text:span> be asynchronous.</text:p>
          <text:list>
            <text:list-item>
              <text:p text:style-name="P69">In practice this means actors wrap calls to the <text:span text:style-name="T85">outside</text:span> world in Promises, which once resolved send messages back to “self” as any other external party. The Promises must be scheduled on threads that do not drive the actor engine.</text:p>
            </text:list-item>
          </text:list>
        </text:list-item>
        <text:list-item>
          <text:p text:style-name="P70"><text:span text:style-name="T58">Int</text:span><text:span text:style-name="T77">: It must be possible to initialize behaviors with arbitrary OSGi services before the first message being <text:s/>received</text:span></text:p>
        </text:list-item>
        <text:list-item>
          <text:p text:style-name="P70"><text:span text:style-name="T58">Int</text:span><text:span text:style-name="T77">: It must be possible to initialize behaviors with configuration provided by the Configuration Admin prior to the first message being processed</text:span></text:p>
        </text:list-item>
        <text:list-item>
          <text:p text:style-name="P71"><text:span text:style-name="T50">Int</text:span><text:span text:style-name="T79">: It must be possible to stop any actor when it’s configuration or a service dependency goes away</text:span></text:p>
          <text:list>
            <text:list-item>
              <text:p text:style-name="P73">This must happen asynchronously <text:span text:style-name="T86">via </text:span>messages or other native actor mechanisms <text:span text:style-name="T86">(death watch)</text:span></text:p>
            </text:list-item>
            <text:list-item>
              <text:p text:style-name="P73">Still the actor must be prevented from calling stale services. Since it should use Promises those can be setup to fail at the moment the service becomes unavailable. <text:span text:style-name="T86">The actor will later stumble upon the failures if it does not stop first.</text:span></text:p>
            </text:list-item>
          </text:list>
        </text:list-item>
        <text:list-item>
          <text:p text:style-name="P72"><text:span text:style-name="T49">Int</text:span>: It must be possible for supervisors to specify an “escalate” <text:span text:style-name="T81">strategy when a child starts to fail because of an unbound service / configuration</text:span>.</text:p>
          <text:list>
            <text:list-item>
              <text:p text:style-name="P75"><text:span text:style-name="T83">In practice t</text:span>his means there must be a dedicated exception <text:span text:style-name="T83">or error message </text:span>to which the supervisor strategy function can react.</text:p>
            </text:list-item>
          </text:list>
        </text:list-item>
        <text:list-item>
          <text:p text:style-name="P76"><text:span text:style-name="T49">Int</text:span>: It must be possible <text:span text:style-name="T91">for any bundle to call the actor system to discover actor addresses</text:span></text:p>
        </text:list-item>
        <text:list-item>
          <text:p text:style-name="P66"><text:span text:style-name="T59">Int</text:span><text:span text:style-name="T78">: It must be possible for any bundle to send a message to an actor address asynchronously</text:span></text:p>
        </text:list-item>
        <text:list-item>
          <text:p text:style-name="P77"><text:span text:style-name="T59">Int</text:span><text:span text:style-name="T78">: It must be possible for any bundle to do an asynchronous request/response exchange with an actor</text:span></text:p>
          <text:list>
            <text:list-item>
              <text:p text:style-name="P74">In practice this means the actor system must return a Promise to the bundle, which resolves when the actor sends a reply message.</text:p>
            </text:list-item>
          </text:list>
        </text:list-item>
        <text:list-item>
          <text:p text:style-name="P78"><text:span text:style-name="T59">Int</text:span><text:span text:style-name="T78">: It must be possible for any bundle to subscribe to messages or to publish messages</text:span></text:p>
        </text:list-item>
        <text:list-item>
          <text:p text:style-name="P67"><text:span text:style-name="T62">Int</text:span><text:span text:style-name="T83">: It must be possible for a bundle to create an actor and receive back it’s address</text:span></text:p>
        </text:list-item>
      </text:list>
      <text:h text:style-name="P94" text:outline-level="2">Persistence</text:h>
      <text:list xml:id="list1774869403" text:style-name="L6">
        <text:list-item>
          <text:p text:style-name="P79">An actor must be able <text:span text:style-name="T92">to receive examine and update a persistent state object during message processing</text:span></text:p>
          <text:list>
            <text:list-item>
              <text:p text:style-name="P80">In a way if the behavior <text:span text:style-name="T93">function</text:span> is <text:span text:style-name="T93">the </text:span>next “runtime state” <text:span text:style-name="T93">an actor should be able to augment this by returning the next “persistent state” as well. So now the behavior receives a tuple (message, state) and returns a tuple (next behavior, next state). This allows the next behavior to be built according to the persistent state as well as the runtime state.</text:span></text:p>
            </text:list-item>
          </text:list>
        </text:list-item>
        <text:list-item>
          <text:p text:style-name="P81"><text:soft-page-break/>It must be possible to initialize an actor not only with behavior, but with persistent state</text:p>
        </text:list-item>
        <text:list-item>
          <text:p text:style-name="P82">It must be possible to identify an actor’s persistent state across system reboots</text:p>
        </text:list-item>
        <text:list-item>
          <text:p text:style-name="P83">It must be possible <text:span text:style-name="T96">require that the actor system commits the persistent state to storage before proceeding with the next message </text:span></text:p>
          <text:list>
            <text:list-item>
              <text:p text:style-name="P84">This will allow an actor from a failed system to be safely rebooted on another system</text:p>
            </text:list-item>
          </text:list>
        </text:list-item>
      </text:list>
      <text:h text:style-name="Heading_20_2" text:outline-level="2">Clustering</text:h>
      <text:list xml:id="list211608597104489" text:continue-numbering="true" text:style-name="L6">
        <text:list-item>
          <text:p text:style-name="P85">Provide a way to send messages to a remote actor address</text:p>
        </text:list-item>
        <text:list-item>
          <text:p text:style-name="P85">Provide a way to discover a remote actor address</text:p>
        </text:list-item>
        <text:list-item>
          <text:p text:style-name="P85">Use the RSA to distribute actor services (?<text:span text:style-name="T97">)</text:span></text:p>
        </text:list-item>
      </text:list>
      <text:h text:style-name="P31" text:outline-level="1">Document Support</text:h>
      <text:h text:style-name="P87" text:outline-level="2">References</text:h>
      <text:list xml:id="list2541322650" text:style-name="WW8Num3">
        <text:list-item>
          <text:p text:style-name="P30"><text:bookmark-start text:name="_Ref493020620"/>Bradner, S., Key words for use in RFCs to Indicate Requirement Levels, RFC2119, March 1997.<text:bookmark-end text:name="_Ref493020620"/></text:p>
        </text:list-item>
        <text:list-item>
          <text:p text:style-name="P30">Software Requirements &amp; Specifications. Michael Jackson. ISBN 0-201-87712-0</text:p>
        </text:list-item>
      </text:list>
      <text:p text:style-name="P17"/>
      <text:p text:style-name="P17"/>
      <text:p text:style-name="P21"><text:span text:style-name="T5">Add references simply by adding new items. You can then cross-refer to them by chosing &lt;Insert&gt;&lt;Cross Reference&gt;&lt;Numbered Item&gt; and then selecting the paragraph. </text:span><text:span text:style-name="T6">STATIC REFERENCES (I.E. BODGED) ARE NOT ACCEPTABLE, SOMEONE WILL HAVE TO UPDATE THEM LATER, SO DO IT PROPERLY NOW.</text:span></text:p>
      <text:h text:style-name="P87"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odor Boev</text:p>
          </table:table-cell>
        </table:table-row>
        <table:table-row table:style-name="Table2.1">
          <table:table-cell table:style-name="Table2.A1" office:value-type="string">
            <text:p text:style-name="P6">Company</text:p>
          </table:table-cell>
          <table:table-cell table:style-name="Table2.B1" office:value-type="string">
            <text:p text:style-name="P7">Software AG</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10"><text:a xlink:type="simple" xlink:href="mailto:todor.boev@softwareag.com" text:style-name="Internet_20_link" text:visited-style-name="Visited_20_Internet_20_Link">todor.boev@softwareag.com</text:a></text:p>
          </table:table-cell>
        </table:table-row>
      </table:table>
      <text:p text:style-name="P21"/>
      <text:h text:style-name="P87" text:outline-level="2"><text:soft-page-break/>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F15A104ED15BFC5C.png" xlink:type="simple" xlink:show="embed" xlink:actuate="onLoad" loext:mime-type="image/png"/></draw:frame><text:tab/><text:user-defined style:data-style-name="N0" text:name="RFP Title">RFP-159 Actor Runtime</text:user-defined><text:tab/>Page <text:page-number text:select-page="current">6</text:page-number><text:s/>of <text:page-count style:num-format="1">11</text:page-count></text:p>
        <text:p text:style-name="Header"/>
        <text:p text:style-name="Header"><text:tab/>Draft<text:tab/><text:modification-date style:data-style-name="N76">April 19, 2019</text:modification-date></text:p>
      </style:header>
      <style:footer>
        <text:p text:style-name="MP1">Copyright © <text:span text:style-name="MT1">OSGi Alliance </text:span><text:span text:style-name="MT1"><text:modification-date style:data-style-name="N107">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9-04-15T17:16:23.460000000</meta:creation-date>
    <meta:editing-cycles>135</meta:editing-cycles>
    <meta:editing-duration>P1DT5H46M20S</meta:editing-duration>
    <dc:date>2019-04-19T21:16:06.768000000</dc:date>
    <meta:document-statistic meta:table-count="2" meta:image-count="2" meta:object-count="0" meta:page-count="11" meta:paragraph-count="167" meta:word-count="3609" meta:character-count="22149" meta:non-whitespace-character-count="18781"/>
    <meta:user-defined meta:name="Info"/>
    <meta:user-defined meta:name="Info 3"/>
    <meta:user-defined meta:name="Info 4"/>
    <meta:user-defined meta:name="RFP Title">RFP-159 Actor Runtime</meta:user-defined>
  </office:meta>
</office:document-meta>
</file>